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509990548451484671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8347890043964557971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8889211887209431240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6529248703246616655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6050308714954037700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3237761" text:continue-list="list8889211887209431240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  <text:p text:style-name="P16"/>
      <text:p text:style-name="P16">Tues 3/14/2017 <text:span text:style-name="T1">4 miles</text:span></text:p>
      <text:p text:style-name="P16">I ran about the same course as yesterday. <text:s/>The average pace was 9:52/mile. <text:s/>The last mile was in 8:2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4T13:03:47.68</dc:date>
    <dc:creator>James Lombardi</dc:creator>
    <meta:editing-duration>PT17H42M1S</meta:editing-duration>
    <meta:editing-cycles>118</meta:editing-cycles>
    <meta:document-statistic meta:table-count="0" meta:image-count="0" meta:object-count="0" meta:page-count="11" meta:paragraph-count="321" meta:word-count="4007" meta:character-count="19634"/>
  </office:meta>
</office:document-meta>
</file>